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rmin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Cardinal numb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  <table:table-cell table:style-name="ce2" office:value-type="string" calcext:value-type="string">
            <text:p>Adje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oun, singular or m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2" office:value-type="string" calcext:value-type="string">
            <text:p>Preposition or subordinating conjun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rmin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cale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nationale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AMI)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2" office:value-type="string" calcext:value-type="string">
            <text:p>Verb, past ten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ducted</text:p>
          </table:table-cell>
          <table:table-cell office:value-type="string" calcext:value-type="string">
            <text:p>VBN</text:p>
          </table:table-cell>
          <table:table-cell table:style-name="ce2" office:value-type="string" calcext:value-type="string">
            <text:p>Verb, past particip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table:style-name="ce2" office:value-type="string" calcext:value-type="string">
            <text:p>Preposition or subordinating conjuncti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-Fursan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`</text:p>
          </table:table-cell>
          <table:table-cell office:value-type="string" calcext:value-type="string">
            <text:p>IN</text:p>
          </table:table-cell>
          <table:table-cell table:style-name="ce2" office:value-type="string" calcext:value-type="string">
            <text:p>Preposition or subordinating conjunc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JJ</text:p>
          </table:table-cell>
          <table:table-cell table:style-name="ce2" office:value-type="string" calcext:value-type="string">
            <text:p>Adjecti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rfur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2" office:value-type="string" calcext:value-type="string">
            <text:p>Preposition or subordinating conjunc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NP</text:p>
          </table:table-cell>
          <table:table-cell table:style-name="ce2" office:value-type="string" calcext:value-type="string">
            <text:p>Proper noun, singul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ght,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oun, singular or ma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VBD</text:p>
          </table:table-cell>
          <table:table-cell table:style-name="ce2" office:value-type="string" calcext:value-type="string">
            <text:p>Verb, past ten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rmin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JJ</text:p>
          </table:table-cell>
          <table:table-cell table:style-name="ce2" office:value-type="string" calcext:value-type="string">
            <text:p>Adjecti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oup,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oun, singular or ma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2" office:value-type="string" calcext:value-type="string">
            <text:p>Wh-determin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  <table:table-cell table:style-name="ce2" office:value-type="string" calcext:value-type="string">
            <text:p>Verb, 3rd person singular pres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VBN</text:p>
          </table:table-cell>
          <table:table-cell table:style-name="ce2" office:value-type="string" calcext:value-type="string">
            <text:p>Verb, past particip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rgeted</text:p>
          </table:table-cell>
          <table:table-cell office:value-type="string" calcext:value-type="string">
            <text:p>VBN</text:p>
          </table:table-cell>
          <table:table-cell table:style-name="ce2" office:value-type="string" calcext:value-type="string">
            <text:p>Verb, past particip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RB</text:p>
          </table:table-cell>
          <table:table-cell table:style-name="ce2" office:value-type="string" calcext:value-type="string">
            <text:p>Adver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  <table:table-cell table:style-name="ce2" office:value-type="string" calcext:value-type="string">
            <text:p>Adve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B</text:p>
          </table:table-cell>
          <table:table-cell table:style-name="ce2" office:value-type="string" calcext:value-type="string">
            <text:p>Adve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rmin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ear.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oun, singular or mass</text:p>
          </table:table-cell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CD" table:base-cell-address="$Sheet1.$D$1" table:cell-range-address="$Sheet1.$D$1"/>
        <table:named-range table:name="IN" table:base-cell-address="$Sheet1.$D$6" table:cell-range-address="$Sheet1.$D$6"/>
        <table:named-range table:name="JJ" table:base-cell-address="$Sheet1.$D$7" table:cell-range-address="$Sheet1.$D$7"/>
        <table:named-range table:name="NN" table:base-cell-address="$Sheet1.$D$13" table:cell-range-address="$Sheet1.$D$13"/>
        <table:named-range table:name="NNP" table:base-cell-address="$Sheet1.$D$17" table:cell-range-address="$Sheet1.$D$17"/>
        <table:named-range table:name="RB" table:base-cell-address="$Sheet1.$D$25" table:cell-range-address="$Sheet1.$D$25"/>
        <table:named-range table:name="VBD" table:base-cell-address="$Sheet1.$D$28" table:cell-range-address="$Sheet1.$D$28"/>
        <table:named-range table:name="VBN" table:base-cell-address="$Sheet1.$D$30" table:cell-range-address="$Sheet1.$D$30"/>
        <table:named-range table:name="VBZ" table:base-cell-address="$Sheet1.$D$33" table:cell-range-address="$Sheet1.$D$33"/>
        <table:named-range table:name="WDT" table:base-cell-address="$Sheet1.$D$34" table:cell-range-address="$Sheet1.$D$34"/>
      </table:named-expressions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os Samaras-Tsakiris</meta:initial-creator>
    <meta:creation-date>2015-11-08T15:06:19.474971494</meta:creation-date>
    <dc:date>2015-11-08T15:36:50.768751898</dc:date>
    <dc:creator>Konstantinos Samaras-Tsakiris</dc:creator>
    <meta:editing-duration>PT15M21S</meta:editing-duration>
    <meta:editing-cycles>2</meta:editing-cycles>
    <meta:generator>LibreOffice/5.0.3.2$Linux_X86_64 LibreOffice_project/00m0$Build-2</meta:generator>
    <meta:document-statistic meta:table-count="1" meta:cell-count="136" meta:object-count="0"/>
  </office:meta>
</office:document-meta>
</file>